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1.16mm" fo:margin-left="29.33mm" table:align="left" style:writing-mode="lr-tb"/>
    </style:style>
    <style:style style:name="Table1.A" style:family="table-column">
      <style:table-column-properties style:column-width="103.36mm"/>
    </style:style>
    <style:style style:name="Table1.B" style:family="table-column">
      <style:table-column-properties style:column-width="1.82mm"/>
    </style:style>
    <style:style style:name="Table1.C" style:family="table-column">
      <style:table-column-properties style:column-width="25.98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4.57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2.25pt solid #000001" fo:border-top="none" fo:border-bottom="none"/>
    </style:style>
    <style:style style:name="Table1.C2" style:family="table-cell">
      <style:table-cell-properties style:vertical-align="bottom" fo:padding="0mm" fo:border-left="2.25pt solid #000001" fo:border-right="none" fo:border-top="none" fo:border-bottom="2.1pt solid #000001"/>
    </style:style>
    <style:style style:name="Table1.3" style:family="table-row">
      <style:table-row-properties style:row-height="11.77mm" fo:keep-together="auto"/>
    </style:style>
    <style:style style:name="Table1.B3" style:family="table-cell">
      <style:table-cell-properties fo:padding="0mm" fo:border-left="0.75pt solid #000001" fo:border-right="none" fo:border-top="none" fo:border-bottom="none"/>
    </style:style>
    <style:style style:name="Table1.C3" style:family="table-cell">
      <style:table-cell-properties fo:padding="0mm" fo:border-left="none" fo:border-right="none" fo:border-top="2.1pt solid #000001" fo:border-bottom="none"/>
    </style:style>
    <style:style style:name="P1" style:family="paragraph" style:parent-style-name="Standard">
      <style:paragraph-properties fo:line-height="82%" fo:text-align="center" style:justify-single-word="false"/>
    </style:style>
    <style:style style:name="P2" style:family="paragraph" style:parent-style-name="Standard" style:master-page-name="Standard">
      <style:paragraph-properties fo:margin-top="0.09mm" fo:margin-bottom="0mm" fo:line-height="0.35mm" style:page-number="auto"/>
    </style:style>
    <style:style style:name="P3" style:family="paragraph" style:parent-style-name="Standard">
      <style:paragraph-properties fo:margin-top="3.18mm" fo:margin-bottom="0mm" fo:line-height="130%" fo:text-align="center" style:justify-single-word="false"/>
    </style:style>
    <style:style style:name="P4" style:family="paragraph" style:parent-style-name="Standard">
      <style:paragraph-properties fo:margin-top="3.18mm" fo:margin-bottom="0mm" fo:line-height="86%">
        <style:tab-stops>
          <style:tab-stop style:position="56.96mm" style:type="right"/>
        </style:tab-stops>
      </style:paragraph-properties>
    </style:style>
    <style:style style:name="P5" style:family="paragraph" style:parent-style-name="Standard">
      <style:paragraph-properties fo:margin-top="2.54mm" fo:margin-bottom="0mm" fo:line-height="83%" fo:text-align="center" style:justify-single-word="false"/>
    </style:style>
    <style:style style:name="P6" style:family="paragraph" style:parent-style-name="Standard">
      <style:paragraph-properties fo:margin-top="2.54mm" fo:margin-bottom="0mm" fo:line-height="4.11mm"/>
    </style:style>
    <style:style style:name="P7" style:family="paragraph" style:parent-style-name="Standard">
      <style:paragraph-properties fo:margin-left="0mm" fo:margin-right="6.16mm" fo:text-align="end" style:justify-single-word="false" fo:text-indent="0mm" style:auto-text-indent="false"/>
    </style:style>
    <style:style style:name="P8" style:family="paragraph" style:parent-style-name="Standard">
      <style:paragraph-properties fo:margin-left="0mm" fo:margin-right="6.16mm" fo:margin-top="8.26mm" fo:margin-bottom="0mm" fo:line-height="81%" fo:text-align="end" style:justify-single-word="false" fo:text-indent="0mm" style:auto-text-indent="false"/>
    </style:style>
    <style:style style:name="P9" style:family="paragraph" style:parent-style-name="Standard">
      <style:paragraph-properties fo:margin-left="0mm" fo:margin-right="6.16mm" fo:margin-top="1.27mm" fo:margin-bottom="0mm" fo:line-height="85%" fo:text-align="end" style:justify-single-word="false" fo:text-indent="0mm" style:auto-text-indent="false"/>
    </style:style>
    <style:style style:name="P10" style:family="paragraph" style:parent-style-name="Standard">
      <style:paragraph-properties fo:margin-top="0mm" fo:margin-bottom="7.9mm" fo:line-height="0.35mm"/>
    </style:style>
    <style:style style:name="P11" style:family="paragraph" style:parent-style-name="Standard">
      <style:paragraph-properties fo:margin-left="0mm" fo:margin-right="128.27mm" fo:line-height="200%" fo:text-indent="0mm" style:auto-text-indent="false"/>
    </style:style>
    <style:style style:name="P12" style:family="paragraph" style:parent-style-name="Standard">
      <style:paragraph-properties fo:margin-top="7.62mm" fo:margin-bottom="0mm" fo:line-height="86%">
        <style:tab-stops>
          <style:tab-stop style:position="159.44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5.08mm" fo:margin-bottom="0mm">
        <style:tab-stops>
          <style:tab-stop style:position="159.44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3.81mm" fo:margin-bottom="0mm"/>
    </style:style>
    <style:style style:name="P15" style:family="paragraph" style:parent-style-name="Standard">
      <style:paragraph-properties fo:margin-top="3.81mm" fo:margin-bottom="0mm" fo:line-height="81%"/>
    </style:style>
    <style:style style:name="P16" style:family="paragraph" style:parent-style-name="Standard" style:list-style-name="WWNum1">
      <style:paragraph-properties fo:margin-left="13.97mm" fo:margin-right="0mm" fo:margin-top="6.35mm" fo:margin-bottom="0mm" fo:text-indent="-6.35mm" style:auto-text-indent="false">
        <style:tab-stops>
          <style:tab-stop style:position="13.97mm" style:type="char" style:char="."/>
        </style:tab-stops>
      </style:paragraph-properties>
    </style:style>
    <style:style style:name="P17" style:family="paragraph" style:parent-style-name="Standard" style:list-style-name="WWNum1">
      <style:paragraph-properties fo:margin-left="13.97mm" fo:margin-right="0mm" fo:margin-top="4.45mm" fo:margin-bottom="0mm" fo:text-indent="-6.35mm" style:auto-text-indent="false">
        <style:tab-stops>
          <style:tab-stop style:position="13.97mm" style:type="char" style:char="."/>
        </style:tab-stops>
      </style:paragraph-properties>
    </style:style>
    <style:style style:name="P18" style:family="paragraph" style:parent-style-name="Standard">
      <style:paragraph-properties fo:margin-left="12.7mm" fo:margin-right="0mm" fo:margin-top="6.35mm" fo:margin-bottom="0mm" fo:text-indent="-6.35mm" style:auto-text-indent="false"/>
    </style:style>
    <style:style style:name="P19" style:family="paragraph" style:parent-style-name="Standard">
      <style:paragraph-properties fo:margin-top="4.45mm" fo:margin-bottom="0mm" fo:line-height="111%"/>
    </style:style>
    <style:style style:name="P20" style:family="paragraph" style:parent-style-name="Standard">
      <style:paragraph-properties fo:margin-top="4.45mm" fo:margin-bottom="0mm" fo:line-height="82%"/>
    </style:style>
    <style:style style:name="P21" style:family="paragraph" style:parent-style-name="Standard">
      <style:paragraph-properties fo:margin-left="6.35mm" fo:margin-right="0mm" fo:margin-top="7.62mm" fo:margin-bottom="0mm" fo:text-indent="0mm" style:auto-text-indent="false">
        <style:tab-stops>
          <style:tab-stop style:position="51.95mm" style:leader-style="dotted" style:leader-text="."/>
          <style:tab-stop style:position="109.91mm" style:leader-style="dotted" style:leader-text="."/>
          <style:tab-stop style:position="122.93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6.35mm" fo:margin-right="0mm" fo:margin-top="7.62mm" fo:margin-bottom="0mm" fo:text-align="center" style:justify-single-word="false" fo:text-indent="0mm" style:auto-text-indent="false">
        <style:tab-stops>
          <style:tab-stop style:position="51.95mm" style:leader-style="dotted" style:leader-text="."/>
          <style:tab-stop style:position="109.91mm" style:leader-style="dotted" style:leader-text="."/>
          <style:tab-stop style:position="122.93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73.66mm" fo:margin-right="0mm" fo:margin-top="3.18mm" fo:margin-bottom="21.59mm" fo:text-indent="0mm" style:auto-text-indent="false">
        <style:tab-stops>
          <style:tab-stop style:position="105.34mm" style:type="right"/>
          <style:tab-stop style:position="159.44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line-height="3.51mm" fo:text-align="end" style:justify-single-word="false" fo:break-before="column"/>
    </style:style>
    <style:style style:name="P25" style:family="paragraph" style:parent-style-name="Standard">
      <style:paragraph-properties fo:margin-left="0mm" fo:margin-right="10.16mm" fo:margin-top="3.18mm" fo:margin-bottom="0mm" fo:line-height="5.82mm" fo:text-indent="0mm" style:auto-text-indent="false"/>
    </style:style>
    <style:style style:name="P26" style:family="paragraph" style:parent-style-name="Standard" style:master-page-name="">
      <style:paragraph-properties style:page-number="auto"/>
    </style:style>
    <style:style style:name="P27" style:family="paragraph" style:parent-style-name="Frame_20_contents">
      <style:paragraph-properties fo:line-height="112%"/>
    </style:style>
    <style:style style:name="T1" style:family="text">
      <style:text-properties fo:color="#000000" style:font-name="Times New Roman" fo:font-size="8pt" style:font-size-asian="8pt" style:text-scale="105%"/>
    </style:style>
    <style:style style:name="T2" style:family="text">
      <style:text-properties fo:color="#000000" style:font-name="Times New Roman" fo:font-size="8pt" style:font-size-asian="8pt" style:text-scale="110%"/>
    </style:style>
    <style:style style:name="T3" style:family="text">
      <style:text-properties fo:color="#000000" style:font-name="Times New Roman" fo:font-size="8pt" fo:letter-spacing="0.11mm" style:font-size-asian="8pt" style:text-scale="105%"/>
    </style:style>
    <style:style style:name="T4" style:family="text">
      <style:text-properties fo:color="#000000" style:font-name="Times New Roman" fo:font-size="8pt" fo:letter-spacing="0.18mm" style:font-size-asian="8pt" style:text-scale="105%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0.09mm" style:font-size-asian="10.5pt"/>
    </style:style>
    <style:style style:name="T7" style:family="text">
      <style:text-properties fo:color="#000000" style:font-name="Times New Roman" fo:font-size="10.5pt" fo:letter-spacing="0.11mm" style:font-size-asian="10.5pt"/>
    </style:style>
    <style:style style:name="T8" style:family="text">
      <style:text-properties fo:color="#000000" style:font-name="Times New Roman" fo:font-size="10.5pt" fo:letter-spacing="0.18mm" style:font-size-asian="10.5pt"/>
    </style:style>
    <style:style style:name="T9" style:family="text">
      <style:text-properties fo:color="#000000" style:font-name="Times New Roman" fo:font-size="10.5pt" fo:letter-spacing="0.28mm" style:font-size-asian="10.5pt"/>
    </style:style>
    <style:style style:name="T10" style:family="text">
      <style:text-properties fo:color="#000000" style:font-name="Times New Roman" fo:font-size="10.5pt" fo:letter-spacing="0.02mm" style:font-size-asian="10.5pt"/>
    </style:style>
    <style:style style:name="T11" style:family="text">
      <style:text-properties fo:color="#000000" style:font-name="Times New Roman" fo:font-size="10.5pt" fo:letter-spacing="0.05mm" style:font-size-asian="10.5pt"/>
    </style:style>
    <style:style style:name="T12" style:family="text">
      <style:text-properties fo:color="#000000" style:font-name="Times New Roman" fo:font-size="10.5pt" fo:letter-spacing="0.16mm" style:font-size-asian="10.5pt"/>
    </style:style>
    <style:style style:name="T13" style:family="text">
      <style:text-properties fo:color="#000000" style:font-name="Times New Roman" fo:font-size="10.5pt" fo:letter-spacing="0.25mm" style:font-size-asian="10.5pt"/>
    </style:style>
    <style:style style:name="T14" style:family="text">
      <style:text-properties fo:color="#000000" style:font-name="Times New Roman" fo:font-size="10.5pt" fo:letter-spacing="0.14mm" style:font-size-asian="10.5pt"/>
    </style:style>
    <style:style style:name="T15" style:family="text">
      <style:text-properties fo:color="#000000" style:font-name="Times New Roman" fo:font-size="10.5pt" fo:letter-spacing="0.21mm" style:font-size-asian="10.5pt"/>
    </style:style>
    <style:style style:name="T16" style:family="text">
      <style:text-properties fo:color="#000000" style:font-name="Times New Roman" fo:font-size="14.5pt" fo:letter-spacing="-0.04mm" fo:font-weight="bold" style:font-size-asian="14.5pt" style:font-weight-asian="bold" style:text-scale="95%"/>
    </style:style>
    <style:style style:name="T17" style:family="text">
      <style:text-properties fo:color="#000000" style:font-name="Times New Roman" fo:font-size="14.5pt" fo:letter-spacing="-0.07mm" fo:font-weight="bold" style:font-size-asian="14.5pt" style:font-weight-asian="bold" style:text-scale="95%"/>
    </style:style>
    <style:style style:name="T18" style:family="text">
      <style:text-properties fo:color="#000000" style:font-name="Times New Roman" fo:font-size="14.5pt" fo:font-weight="bold" style:font-size-asian="14.5pt" style:font-weight-asian="bold" style:text-scale="95%"/>
    </style:style>
    <style:style style:name="T19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20" style:family="text">
      <style:text-properties fo:color="#000000" style:font-name="Times New Roman" fo:font-size="6pt" fo:letter-spacing="0.14mm" style:font-size-asian="6pt"/>
    </style:style>
    <style:style style:name="T21" style:family="text">
      <style:text-properties fo:color="#000000" style:font-name="Arial" fo:font-size="35.5pt" fo:font-weight="bold" style:font-size-asian="35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2616*" fo:start-indent="0mm" fo:end-indent="2.86mm"/>
          <style:column style:rel-width="22919*" fo:start-indent="2.86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3"><text:span text:style-name="T1">FORM 56 <text:line-break/></text:span><text:span text:style-name="T3">THE COMPANIES ACT. <text:line-break/></text:span><text:span text:style-name="T4">(CHAPTER 185).</text:span></text:p>
            <text:p text:style-name="P1"><text:span text:style-name="T5">Section 166</text:span></text:p>
            <text:p text:style-name="P5"><text:span text:style-name="T16">CERTIFICATE FOR INCLUSION IN PUBLIC <text:line-break/></text:span><text:span text:style-name="T17">COMPANY'S ANNUAL RETURN <text:line-break/></text:span><text:span text:style-name="T18">THAT DOES NOT INCLUDE <text:line-break/>LIST OF MEMBE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5">FORM</text:span></text:p>
            <text:p text:style-name="P9"><text:span text:style-name="T21">56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7"><text:span text:style-name="T2">Folio No</text:span></text:p>
          </table:table-cell>
        </table:table-row>
      </table:table>
      <text:p text:style-name="P10"/>
      <text:p text:style-name="P11"><text:span text:style-name="T6">Name of Company: </text:span><text:span text:style-name="T5">Company No:</text:span></text:p>
      <text:p text:style-name="P12"><text:span text:style-name="T5">I, <text:tab/></text:span></text:p>
      <text:p text:style-name="P12"><text:span text:style-name="T5">of <text:tab/></text:span></text:p>
      <text:p text:style-name="P13"><text:span text:style-name="T7">*NRIC/Passport No: <text:tab/>, secretary of the abovenamed company hereby</text:span></text:p>
      <text:p text:style-name="P14"><text:span text:style-name="T8">certify for the purposes of section 166 (1) of the Companies Act that —</text:span></text:p>
      <text:list xml:id="list20556185231" text:style-name="WWNum1">
        <text:list-item>
          <text:p text:style-name="P16"><text:span text:style-name="T9">the abovenamed company has more than 500 members;</text:span></text:p>
        </text:list-item>
        <text:list-item>
          <text:p text:style-name="P16"><text:span text:style-name="T10">the abovenamed company keeps its principal share register at a place within 3 miles of the office </text:span><text:span text:style-name="T7">of the Registrar of Companies;</text:span></text:p>
        </text:list-item>
      </text:list>
      <text:p text:style-name="P18"><text:span text:style-name="T10">(b) the abovenamed company is a co-operative within the meaning of the Companies Act, Cap. 185; </text:span><text:span text:style-name="T5">and</text:span></text:p>
      <text:list xml:id="list2039341325" text:continue-numbering="true" text:style-name="WWNum1">
        <text:list-item>
          <text:p text:style-name="P17"><text:span text:style-name="T11">the abovenamed company provides reasonable accommodation and facilities for persons to </text:span><text:span text:style-name="T8">inspect and take copies of its list of members and its particulars of shares transferred,</text:span></text:p>
        </text:list-item>
      </text:list>
      <text:p text:style-name="P19"><text:span text:style-name="T12"><text:s text:c="12"/>and that accordingly the abovenamed company is a kind to which that section applies.</text:span></text:p>
      <text:p text:style-name="P21"><text:span text:style-name="T13">Dated this <text:tab/> day of <text:tab/></text:span><text:span text:style-name="T5"><text:tab/></text:span></text:p>
      <text:p text:style-name="P22"><text:span text:style-name="T13"><text:s text:c="11"/></text:span><text:span text:style-name="T14">Signature: <text:tab/>….</text:span></text:p>
      <text:p text:style-name="P23"><text:span text:style-name="T5"><text:tab/></text:span><text:span text:style-name="T15">Name of Secretary: <text:tab/></text:span><text:bookmark text:name="_GoBack"/></text:p>
      <text:section text:style-name="Sect1" text:name="TextSection">
        <text:p text:style-name="P26"><text:span text:style-name="T19">Lodged in the office of the Registrar of Companies by</text:span></text:p>
        <text:p text:style-name="P20"><text:span text:style-name="T5">Name:</text:span></text:p>
        <text:p text:style-name="P15"><text:span text:style-name="T5">Address:</text:span></text:p>
        <text:p text:style-name="P4"><text:span text:style-name="T5">A/c No:<text:tab/>Tel No:</text:span></text:p>
        <text:p text:style-name="P24"><text:span text:style-name="T19">For Official Use</text:span></text:p>
        <text:p text:style-name="P25"><draw:frame draw:style-name="fr1" text:anchor-type="paragraph" svg:x="0mm" svg:y="31.17mm" svg:width="137.09mm" svg:height="2.72mm" draw:z-index="3"><draw:text-box><text:p text:style-name="P27"><text:span text:style-name="T20">Printed by Singapore National Printers (Pte) Ltd. Copyright reserved.</text:span></text:p></draw:text-box></draw:frame><text:span text:style-name="T6">Date of Registration: </text:span><text:span text:style-name="T5">Receipt No:</text:span></text:p>
        <text:p text:style-name="P6"><text:span text:style-name="T5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38mm" fo:margin-bottom="9.53mm" fo:margin-left="24.98mm" fo:margin-right="23.67mm" style:writing-mode="lr-tb" style:layout-grid-color="#c0c0c0" style:layout-grid-lines="2603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3:18:00</meta:creation-date>
    <dc:date>2015-12-18T03:20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27" meta:word-count="192" meta:character-count="1174" meta:non-whitespace-character-count="9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